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yle mediaqueris</text:p>
      <text:p text:style-name="Normal">/* Estilos generales */</text:p>
      <text:p text:style-name="Normal">body {</text:p>
      <text:p text:style-name="Normal">    font-family: Arial, sans-serif;</text:p>
      <text:p text:style-name="Normal">    display: flex;</text:p>
      <text:p text:style-name="Normal">    justify-content: center;</text:p>
      <text:p text:style-name="Normal">    align-items: center;</text:p>
      <text:p text:style-name="Normal">    height: 100vh;</text:p>
      <text:p text:style-name="Normal">    background-color: #f4f4f4;</text:p>
      <text:p text:style-name="Normal">}</text:p>
      <text:p text:style-name="Normal"/>
      <text:p text:style-name="Normal">/* Estilos de la tarjeta */</text:p>
      <text:p text:style-name="Normal">.tarjeta {</text:p>
      <text:p text:style-name="Normal">    display: flex;</text:p>
      <text:p text:style-name="Normal">    align-items: center;</text:p>
      <text:p text:style-name="Normal">    background-color: rgb(255, 220, 179);</text:p>
      <text:p text:style-name="Normal">    padding: 20px;</text:p>
      <text:p text:style-name="Normal">    border-radius: 10px;</text:p>
      <text:p text:style-name="Normal">    box-shadow: 2px 2px 10px rgba(0, 0, 0, 0.2);</text:p>
      <text:p text:style-name="Normal">    width: 400px;</text:p>
      <text:p text:style-name="Normal">    transition: all 0.3s ease-in-out;</text:p>
      <text:p text:style-name="Normal">}</text:p>
      <text:p text:style-name="Normal"/>
      <text:p text:style-name="Normal">/* Estilos de la imagen */</text:p>
      <text:p text:style-name="Normal">.tarjeta img {</text:p>
      <text:p text:style-name="Normal">    width: 100px;</text:p>
      <text:p text:style-name="Normal">    height: 100px;</text:p>
      <text:p text:style-name="Normal">    border-radius: 50%;</text:p>
      <text:soft-page-break/>
      <text:p text:style-name="Normal">    margin-right: 15px;</text:p>
      <text:p text:style-name="Normal">}</text:p>
      <text:p text:style-name="Normal"/>
      <text:p text:style-name="Normal">/* Estilos del contenido */</text:p>
      <text:p text:style-name="Normal">.contenido {</text:p>
      <text:p text:style-name="Normal">    text-align: left;</text:p>
      <text:p text:style-name="Normal">}</text:p>
      <text:p text:style-name="Normal"/>
      <text:p text:style-name="Normal">/* MEDIA QUERY: Para pantallas pequeñas (máximo 600px) */</text:p>
      <text:p text:style-name="Normal">@media (max-width: 600px) {</text:p>
      <text:p text:style-name="Normal">    .tarjeta {</text:p>
      <text:p text:style-name="Normal">        flex-direction: column;  /* Apila los elementos en vertical */</text:p>
      <text:p text:style-name="Normal">        text-align: center;</text:p>
      <text:p text:style-name="Normal">        width: 70%;</text:p>
      <text:p text:style-name="Normal">    }</text:p>
      <text:p text:style-name="Normal"/>
      <text:p text:style-name="Normal">    .tarjeta img {</text:p>
      <text:p text:style-name="Normal">        margin-top: 20px;</text:p>
      <text:p text:style-name="Normal">        margin-bottom: 10px;</text:p>
      <text:p text:style-name="Normal">    }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40:00Z</meta:creation-date>
    <dc:date>2025-03-11T15:40:00Z</dc:date>
    <meta:template xlink:href="Normal" xlink:type="simple"/>
    <meta:editing-cycles>1</meta:editing-cycles>
    <meta:editing-duration>PT0S</meta:editing-duration>
    <meta:document-statistic meta:page-count="2" meta:paragraph-count="1" meta:word-count="153" meta:character-count="994" meta:row-count="7" meta:non-whitespace-character-count="842"/>
  </office:meta>
</office:document-meta>
</file>